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13.247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6.655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5.375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5.646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2.351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5.211cm"/>
    </style:style>
    <style:style style:name="co19" style:family="table-column">
      <style:table-column-properties fo:break-before="auto" style:column-width="4.23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323cm"/>
    </style:style>
    <style:style style:name="co24" style:family="table-column">
      <style:table-column-properties fo:break-before="auto" style:column-width="2.43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402-SchoolLocations20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ducation_Sector</text:p>
          </table:table-cell>
          <table:table-cell office:value-type="string" calcext:value-type="string">
            <text:p>Entity_Type</text:p>
          </table:table-cell>
          <table:table-cell office:value-type="string" calcext:value-type="string">
            <text:p>School_No</text:p>
          </table:table-cell>
          <table:table-cell office:value-type="string" calcext:value-type="string">
            <text:p>School_Name</text:p>
          </table:table-cell>
          <table:table-cell office:value-type="string" calcext:value-type="string">
            <text:p>School_Type</text:p>
          </table:table-cell>
          <table:table-cell office:value-type="string" calcext:value-type="string">
            <text:p>School_Status</text:p>
          </table:table-cell>
          <table:table-cell office:value-type="string" calcext:value-type="string">
            <text:p>Address_Line_1</text:p>
          </table:table-cell>
          <table:table-cell office:value-type="string" calcext:value-type="string">
            <text:p>Address_Line_2</text:p>
          </table:table-cell>
          <table:table-cell office:value-type="string" calcext:value-type="string">
            <text:p>Address_Town</text:p>
          </table:table-cell>
          <table:table-cell office:value-type="string" calcext:value-type="string">
            <text:p>Address_State</text:p>
          </table:table-cell>
          <table:table-cell office:value-type="string" calcext:value-type="string">
            <text:p>Address_Postcode</text:p>
          </table:table-cell>
          <table:table-cell office:value-type="string" calcext:value-type="string">
            <text:p>Postal_Address_Line_1</text:p>
          </table:table-cell>
          <table:table-cell office:value-type="string" calcext:value-type="string">
            <text:p>Postal_Address_Line_2</text:p>
          </table:table-cell>
          <table:table-cell office:value-type="string" calcext:value-type="string">
            <text:p>Postal_Town</text:p>
          </table:table-cell>
          <table:table-cell office:value-type="string" calcext:value-type="string">
            <text:p>Postal_State</text:p>
          </table:table-cell>
          <table:table-cell office:value-type="string" calcext:value-type="string">
            <text:p>Postal_Postcode</text:p>
          </table:table-cell>
          <table:table-cell office:value-type="string" calcext:value-type="string">
            <text:p>Full_Phone_N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GA_ID</text:p>
          </table:table-cell>
          <table:table-cell office:value-type="string" calcext:value-type="string">
            <text:p>LGA_Name</text:p>
          </table:table-cell>
          <table:table-cell office:value-type="string" calcext:value-type="string">
            <text:p>LGA_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cred Heart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treat Road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Retreat Road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1 421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01453" calcext:value-type="float">
            <text:p>144.3401453</text:p>
          </table:table-cell>
          <table:table-cell office:value-type="float" office:value="-38.14949635" calcext:value-type="float">
            <text:p>-38.14949635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t Ignatius College Geelong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7 Peninsula Drive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27 Peninsula Drive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03 5251 1136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578975" calcext:value-type="float">
            <text:p>144.5578975</text:p>
          </table:table-cell>
          <table:table-cell office:value-type="float" office:value="-38.18870264" calcext:value-type="float">
            <text:p>-38.18870264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t Mary's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6-68 Little Myers Street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O Box 959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9 945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62996" calcext:value-type="float">
            <text:p>144.362996</text:p>
          </table:table-cell>
          <table:table-cell office:value-type="float" office:value="-38.153187" calcext:value-type="float">
            <text:p>-38.153187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t Patrick's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1-21 Petrel Street</text:p>
          </table:table-cell>
          <table:table-cell/>
          <table:table-cell office:value-type="string" calcext:value-type="string">
            <text:p>GEELONG WEST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PO Box 7229</text:p>
          </table:table-cell>
          <table:table-cell/>
          <table:table-cell office:value-type="string" calcext:value-type="string">
            <text:p>GEELONG WEST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03 5229 441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6041" calcext:value-type="float">
            <text:p>144.346041</text:p>
          </table:table-cell>
          <table:table-cell office:value-type="float" office:value="-38.13484" calcext:value-type="float">
            <text:p>-38.13484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St Joseph's College Geelong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35 Aphrasia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135 Aphrasia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6 81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1863" calcext:value-type="float">
            <text:p>144.331863</text:p>
          </table:table-cell>
          <table:table-cell office:value-type="float" office:value="-38.150205" calcext:value-type="float">
            <text:p>-38.150205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St Robert's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3 Nicholas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13 Nicholas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1 107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3009" calcext:value-type="float">
            <text:p>144.343009</text:p>
          </table:table-cell>
          <table:table-cell office:value-type="float" office:value="-38.15641" calcext:value-type="float">
            <text:p>-38.15641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St Margaret's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3 St Albans Road</text:p>
          </table:table-cell>
          <table:table-cell/>
          <table:table-cell office:value-type="string" calcext:value-type="string">
            <text:p>GEELONG EAST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83 St Albans Road</text:p>
          </table:table-cell>
          <table:table-cell/>
          <table:table-cell office:value-type="string" calcext:value-type="string">
            <text:p>GEELONG EAST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29 745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73926" calcext:value-type="float">
            <text:p>144.373926</text:p>
          </table:table-cell>
          <table:table-cell office:value-type="float" office:value="-38.164624" calcext:value-type="float">
            <text:p>-38.164624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St Thomas Aquinas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1 Plume Street</text:p>
          </table:table-cell>
          <table:table-cell/>
          <table:table-cell office:value-type="string" calcext:value-type="string">
            <text:p>NORLANE</text:p>
          </table:table-cell>
          <table:table-cell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.O. Box 291</text:p>
          </table:table-cell>
          <table:table-cell/>
          <table:table-cell office:value-type="string" calcext:value-type="string">
            <text:p>NORTH GEELONG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5 356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5882" calcext:value-type="float">
            <text:p>144.35882</text:p>
          </table:table-cell>
          <table:table-cell office:value-type="float" office:value="-38.090171" calcext:value-type="float">
            <text:p>-38.090171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Holy Famil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43-147 Separation Street</text:p>
          </table:table-cell>
          <table:table-cell/>
          <table:table-cell office:value-type="string" calcext:value-type="string">
            <text:p>BELL PARK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PO Box 5482</text:p>
          </table:table-cell>
          <table:table-cell/>
          <table:table-cell office:value-type="string" calcext:value-type="string">
            <text:p>GEELONG NORTH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463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8334" calcext:value-type="float">
            <text:p>144.338334</text:p>
          </table:table-cell>
          <table:table-cell office:value-type="float" office:value="-38.111101" calcext:value-type="float">
            <text:p>-38.111101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Holy Spirit Parish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3 Minerva Road</text:p>
          </table:table-cell>
          <table:table-cell/>
          <table:table-cell office:value-type="string" calcext:value-type="string">
            <text:p>MANIFOLD HEIGHTS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83 Minerva Road</text:p>
          </table:table-cell>
          <table:table-cell/>
          <table:table-cell office:value-type="string" calcext:value-type="string">
            <text:p>MANIFOLD HEIGHTS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03 5229 829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9964" calcext:value-type="float">
            <text:p>144.329964</text:p>
          </table:table-cell>
          <table:table-cell office:value-type="float" office:value="-38.135809" calcext:value-type="float">
            <text:p>-38.135809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Clonard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25 Church Street</text:p>
          </table:table-cell>
          <table:table-cell/>
          <table:table-cell office:value-type="string" calcext:value-type="string">
            <text:p>HERNE HILL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225 Church Street</text:p>
          </table:table-cell>
          <table:table-cell/>
          <table:table-cell office:value-type="string" calcext:value-type="string">
            <text:p>HERNE HILL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03 5278 215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0481" calcext:value-type="float">
            <text:p>144.330481</text:p>
          </table:table-cell>
          <table:table-cell office:value-type="float" office:value="-38.130078" calcext:value-type="float">
            <text:p>-38.130078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Christ the King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79 Wilsons Road</text:p>
          </table:table-cell>
          <table:table-cell/>
          <table:table-cell office:value-type="string" calcext:value-type="string">
            <text:p>NEWCOMB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79 Wilsons Road</text:p>
          </table:table-cell>
          <table:table-cell/>
          <table:table-cell office:value-type="string" calcext:value-type="string">
            <text:p>NEWCOMB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48 109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3098" calcext:value-type="float">
            <text:p>144.393098</text:p>
          </table:table-cell>
          <table:table-cell office:value-type="float" office:value="-38.166554" calcext:value-type="float">
            <text:p>-38.166554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t Francis Xavier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43 Bacchus Marsh Road</text:p>
          </table:table-cell>
          <table:table-cell/>
          <table:table-cell office:value-type="string" calcext:value-type="string">
            <text:p>CORIO</text:p>
          </table:table-cell>
          <table:table-cell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143 Bacchus Marsh Road</text:p>
          </table:table-cell>
          <table:table-cell/>
          <table:table-cell office:value-type="string" calcext:value-type="string">
            <text:p>CORIO</text:p>
          </table:table-cell>
          <table:table-cell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03 5275 197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58129" calcext:value-type="float">
            <text:p>144.358129</text:p>
          </table:table-cell>
          <table:table-cell office:value-type="float" office:value="-38.072033" calcext:value-type="float">
            <text:p>-38.072033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Nazareth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4-16 Griffith Street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4-16 Griffith Street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050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0112" calcext:value-type="float">
            <text:p>144.330112</text:p>
          </table:table-cell>
          <table:table-cell office:value-type="float" office:value="-38.202516" calcext:value-type="float">
            <text:p>-38.202516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Our Lady Star of the Sea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3-29 John Dory Drive</text:p>
          </table:table-cell>
          <table:table-cell/>
          <table:table-cell office:value-type="string" calcext:value-type="string">
            <text:p>OCEAN GROVE</text:p>
          </table:table-cell>
          <table:table-cell office:value-type="string" calcext:value-type="string">
            <text:p>VIC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PO Box 800</text:p>
          </table:table-cell>
          <table:table-cell/>
          <table:table-cell office:value-type="string" calcext:value-type="string">
            <text:p>OCEAN GROVE</text:p>
          </table:table-cell>
          <table:table-cell office:value-type="string" calcext:value-type="string">
            <text:p>VIC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03 5255 430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40157" calcext:value-type="float">
            <text:p>144.540157</text:p>
          </table:table-cell>
          <table:table-cell office:value-type="float" office:value="-38.26078" calcext:value-type="float">
            <text:p>-38.26078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St Anthony's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0 Kees Road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PO Box 41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03 5282 141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0582" calcext:value-type="float">
            <text:p>144.390582</text:p>
          </table:table-cell>
          <table:table-cell office:value-type="float" office:value="-38.015191" calcext:value-type="float">
            <text:p>-38.015191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t Thoma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-7 Peninsula Drive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1-7 Peninsula Drive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03 5251 105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561661" calcext:value-type="float">
            <text:p>144.5561661</text:p>
          </table:table-cell>
          <table:table-cell office:value-type="float" office:value="-38.18801497" calcext:value-type="float">
            <text:p>-38.18801497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lairvaux Catholic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45-75 Reynolds Road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45-75 Reynolds Road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710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4905" calcext:value-type="float">
            <text:p>144.324905</text:p>
          </table:table-cell>
          <table:table-cell office:value-type="float" office:value="-38.185517" calcext:value-type="float">
            <text:p>-38.185517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MacKillop Specialist Schoo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5-33 Oxford Street</text:p>
          </table:table-cell>
          <table:table-cell/>
          <table:table-cell office:value-type="string" calcext:value-type="string">
            <text:p>WHITTINGTON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25-33 Oxford Street</text:p>
          </table:table-cell>
          <table:table-cell/>
          <table:table-cell office:value-type="string" calcext:value-type="string">
            <text:p>WHITTINGTON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48 2557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871113" calcext:value-type="float">
            <text:p>144.3871113</text:p>
          </table:table-cell>
          <table:table-cell office:value-type="float" office:value="-38.17432485" calcext:value-type="float">
            <text:p>-38.17432485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St Catherine of Siena Catholic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25 Warralily Boulevard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125 Warralily Boulevard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03 5264 593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69447" calcext:value-type="float">
            <text:p>144.369447</text:p>
          </table:table-cell>
          <table:table-cell office:value-type="float" office:value="-38.240086" calcext:value-type="float">
            <text:p>-38.240086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Iona College Geelong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42-280 Horseshoe Bend Road</text:p>
          </table:table-cell>
          <table:table-cell/>
          <table:table-cell office:value-type="string" calcext:value-type="string">
            <text:p>CHARLEMONT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242-280 Horseshoe Bend Road</text:p>
          </table:table-cell>
          <table:table-cell/>
          <table:table-cell office:value-type="string" calcext:value-type="string">
            <text:p>CHARLEMONT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03 5299 000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56711" calcext:value-type="float">
            <text:p>144.356711</text:p>
          </table:table-cell>
          <table:table-cell office:value-type="float" office:value="-38.219125" calcext:value-type="float">
            <text:p>-38.21912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lmont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1 Mt Pleasant Road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P O Box 471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297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2099" calcext:value-type="float">
            <text:p>144.342099</text:p>
          </table:table-cell>
          <table:table-cell office:value-type="float" office:value="-38.170672" calcext:value-type="float">
            <text:p>-38.170672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rovedal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43 Bailey Street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43 Bailey Street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390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7756" calcext:value-type="float">
            <text:p>144.347756</text:p>
          </table:table-cell>
          <table:table-cell office:value-type="float" office:value="-38.197643" calcext:value-type="float">
            <text:p>-38.19764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ghto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18 Roslyn Road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PO Box 6093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149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17085" calcext:value-type="float">
            <text:p>144.317085</text:p>
          </table:table-cell>
          <table:table-cell office:value-type="float" office:value="-38.172156" calcext:value-type="float">
            <text:p>-38.17215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Geelong East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84 Boundary Road</text:p>
          </table:table-cell>
          <table:table-cell/>
          <table:table-cell office:value-type="string" calcext:value-type="string">
            <text:p>Geelong East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184 Boundary Road</text:p>
          </table:table-cell>
          <table:table-cell/>
          <table:table-cell office:value-type="string" calcext:value-type="string">
            <text:p>GEELONG EAST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48 488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82769" calcext:value-type="float">
            <text:p>144.382769</text:p>
          </table:table-cell>
          <table:table-cell office:value-type="float" office:value="-38.17551" calcext:value-type="float">
            <text:p>-38.1755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ara Lak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9 Forest Road South</text:p>
          </table:table-cell>
          <table:table-cell/>
          <table:table-cell office:value-type="string" calcext:value-type="string">
            <text:p>Lara Lake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P O Box 132</text:p>
          </table:table-cell>
          <table:table-cell/>
          <table:table-cell office:value-type="string" calcext:value-type="string">
            <text:p>LARA LAKE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03 5282 126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5642" calcext:value-type="float">
            <text:p>144.395642</text:p>
          </table:table-cell>
          <table:table-cell office:value-type="float" office:value="-38.030405" calcext:value-type="float">
            <text:p>-38.03040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St Leonard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341 Murradoc Road</text:p>
          </table:table-cell>
          <table:table-cell/>
          <table:table-cell office:value-type="string" calcext:value-type="string">
            <text:p>St Leonards</text:p>
          </table:table-cell>
          <table:table-cell office:value-type="string" calcext:value-type="string">
            <text:p>VIC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1341 Murradoc Road</text:p>
          </table:table-cell>
          <table:table-cell/>
          <table:table-cell office:value-type="string" calcext:value-type="string">
            <text:p>ST LEONARDS</text:p>
          </table:table-cell>
          <table:table-cell office:value-type="string" calcext:value-type="string">
            <text:p>VIC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03 5257 146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714754" calcext:value-type="float">
            <text:p>144.714754</text:p>
          </table:table-cell>
          <table:table-cell office:value-type="float" office:value="-38.171835" calcext:value-type="float">
            <text:p>-38.17183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Leopold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 Kensington Road</text:p>
          </table:table-cell>
          <table:table-cell/>
          <table:table-cell office:value-type="string" calcext:value-type="string">
            <text:p>Leopold</text:p>
          </table:table-cell>
          <table:table-cell office:value-type="string" calcext:value-type="string">
            <text:p>VIC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P O Box 42</text:p>
          </table:table-cell>
          <table:table-cell/>
          <table:table-cell office:value-type="string" calcext:value-type="string">
            <text:p>LEOPOLD</text:p>
          </table:table-cell>
          <table:table-cell office:value-type="string" calcext:value-type="string">
            <text:p>VIC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03 5250 123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464367" calcext:value-type="float">
            <text:p>144.464367</text:p>
          </table:table-cell>
          <table:table-cell office:value-type="float" office:value="-38.187261" calcext:value-type="float">
            <text:p>-38.18726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shby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-7 Waratah Street</text:p>
          </table:table-cell>
          <table:table-cell/>
          <table:table-cell office:value-type="string" calcext:value-type="string">
            <text:p>Geelong West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1-7 Waratah Street</text:p>
          </table:table-cell>
          <table:table-cell/>
          <table:table-cell office:value-type="string" calcext:value-type="string">
            <text:p>GEELONG WEST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03 5223 129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7098" calcext:value-type="float">
            <text:p>144.347098</text:p>
          </table:table-cell>
          <table:table-cell office:value-type="float" office:value="-38.138556" calcext:value-type="float">
            <text:p>-38.13855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Barwon Head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olf Links Road</text:p>
          </table:table-cell>
          <table:table-cell/>
          <table:table-cell office:value-type="string" calcext:value-type="string">
            <text:p>Barwon Heads</text:p>
          </table:table-cell>
          <table:table-cell office:value-type="string" calcext:value-type="string">
            <text:p>VIC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P O Box 1337</text:p>
          </table:table-cell>
          <table:table-cell/>
          <table:table-cell office:value-type="string" calcext:value-type="string">
            <text:p>BARWON HEADS</text:p>
          </table:table-cell>
          <table:table-cell office:value-type="string" calcext:value-type="string">
            <text:p>VIC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03 5254 232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487039" calcext:value-type="float">
            <text:p>144.487039</text:p>
          </table:table-cell>
          <table:table-cell office:value-type="float" office:value="-38.281189" calcext:value-type="float">
            <text:p>-38.281189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Cere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05 Barrabool Road</text:p>
          </table:table-cell>
          <table:table-cell/>
          <table:table-cell office:value-type="string" calcext:value-type="string">
            <text:p>Ceres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605 Barrabool Road</text:p>
          </table:table-cell>
          <table:table-cell/>
          <table:table-cell office:value-type="string" calcext:value-type="string">
            <text:p>CERES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03 5249 138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266732" calcext:value-type="float">
            <text:p>144.266732</text:p>
          </table:table-cell>
          <table:table-cell office:value-type="float" office:value="-38.173549" calcext:value-type="float">
            <text:p>-38.173549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Drysdal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2-66 Clifton Springs Rd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P O Box 122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03 5251 227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71747" calcext:value-type="float">
            <text:p>144.571747</text:p>
          </table:table-cell>
          <table:table-cell office:value-type="float" office:value="-38.169163" calcext:value-type="float">
            <text:p>-38.16916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Newtow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57-161 Aberdeen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157-161 Aberdeen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9 973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7199" calcext:value-type="float">
            <text:p>144.337199</text:p>
          </table:table-cell>
          <table:table-cell office:value-type="float" office:value="-38.145768" calcext:value-type="float">
            <text:p>-38.145768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Anaki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125-2135 Ballan Road</text:p>
          </table:table-cell>
          <table:table-cell/>
          <table:table-cell office:value-type="string" calcext:value-type="string">
            <text:p>Anakie</text:p>
          </table:table-cell>
          <table:table-cell office:value-type="string" calcext:value-type="string">
            <text:p>VIC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2125-2135 Ballan Road</text:p>
          </table:table-cell>
          <table:table-cell/>
          <table:table-cell office:value-type="string" calcext:value-type="string">
            <text:p>Anakie</text:p>
          </table:table-cell>
          <table:table-cell office:value-type="string" calcext:value-type="string">
            <text:p>VIC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03 5284 129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255106" calcext:value-type="float">
            <text:p>144.255106</text:p>
          </table:table-cell>
          <table:table-cell office:value-type="float" office:value="-37.912666" calcext:value-type="float">
            <text:p>-37.91266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Moolap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0 Wills Cres</text:p>
          </table:table-cell>
          <table:table-cell/>
          <table:table-cell office:value-type="string" calcext:value-type="string">
            <text:p>Moolap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30 Wills Cres</text:p>
          </table:table-cell>
          <table:table-cell/>
          <table:table-cell office:value-type="string" calcext:value-type="string">
            <text:p>MOOLAP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03 5248 228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424312" calcext:value-type="float">
            <text:p>144.424312</text:p>
          </table:table-cell>
          <table:table-cell office:value-type="float" office:value="-38.170957" calcext:value-type="float">
            <text:p>-38.170957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Chilwell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13a Pakington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313a Pakington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1 273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5381" calcext:value-type="float">
            <text:p>144.345381</text:p>
          </table:table-cell>
          <table:table-cell office:value-type="float" office:value="-38.155114" calcext:value-type="float">
            <text:p>-38.155114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Geelong South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0 Yarra Street</text:p>
          </table:table-cell>
          <table:table-cell/>
          <table:table-cell office:value-type="string" calcext:value-type="string">
            <text:p>South 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O Box 128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1 4047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58566" calcext:value-type="float">
            <text:p>144.358566</text:p>
          </table:table-cell>
          <table:table-cell office:value-type="float" office:value="-38.156945" calcext:value-type="float">
            <text:p>-38.15694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Portarlingto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0 Newcombe Street</text:p>
          </table:table-cell>
          <table:table-cell/>
          <table:table-cell office:value-type="string" calcext:value-type="string">
            <text:p>Portarlington</text:p>
          </table:table-cell>
          <table:table-cell office:value-type="string" calcext:value-type="string">
            <text:p>VIC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100 Newcombe Street</text:p>
          </table:table-cell>
          <table:table-cell/>
          <table:table-cell office:value-type="string" calcext:value-type="string">
            <text:p>PORTARLINGTON</text:p>
          </table:table-cell>
          <table:table-cell office:value-type="string" calcext:value-type="string">
            <text:p>VIC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03 5259 257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65498" calcext:value-type="float">
            <text:p>144.65498</text:p>
          </table:table-cell>
          <table:table-cell office:value-type="float" office:value="-38.115522" calcext:value-type="float">
            <text:p>-38.115522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Ocean Grov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 - 23 Draper Street</text:p>
          </table:table-cell>
          <table:table-cell/>
          <table:table-cell office:value-type="string" calcext:value-type="string">
            <text:p>Ocean Grove</text:p>
          </table:table-cell>
          <table:table-cell office:value-type="string" calcext:value-type="string">
            <text:p>VIC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1 - 23 Draper Street</text:p>
          </table:table-cell>
          <table:table-cell/>
          <table:table-cell office:value-type="string" calcext:value-type="string">
            <text:p>OCEAN GROVE</text:p>
          </table:table-cell>
          <table:table-cell office:value-type="string" calcext:value-type="string">
            <text:p>VIC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03 5255 134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21852" calcext:value-type="float">
            <text:p>144.521852</text:p>
          </table:table-cell>
          <table:table-cell office:value-type="float" office:value="-38.263993" calcext:value-type="float">
            <text:p>-38.26399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Wallingto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08 - 610 Wallington Road</text:p>
          </table:table-cell>
          <table:table-cell/>
          <table:table-cell office:value-type="string" calcext:value-type="string">
            <text:p>Wallington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610 Wallington Road</text:p>
          </table:table-cell>
          <table:table-cell/>
          <table:table-cell office:value-type="string" calcext:value-type="string">
            <text:p>WALLINGTON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03 5250 184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06853" calcext:value-type="float">
            <text:p>144.506853</text:p>
          </table:table-cell>
          <table:table-cell office:value-type="float" office:value="-38.217881" calcext:value-type="float">
            <text:p>-38.21788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Manifold Height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-24 Strachan Avenue</text:p>
          </table:table-cell>
          <table:table-cell/>
          <table:table-cell office:value-type="string" calcext:value-type="string">
            <text:p>Manifold Heights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20-24 Strachan Avenue</text:p>
          </table:table-cell>
          <table:table-cell/>
          <table:table-cell office:value-type="string" calcext:value-type="string">
            <text:p>MANIFOLD HEIGHTS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03 5229 964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2922" calcext:value-type="float">
            <text:p>144.332922</text:p>
          </table:table-cell>
          <table:table-cell office:value-type="float" office:value="-38.135971" calcext:value-type="float">
            <text:p>-38.13597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Tate Street Primary School Geelong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B Tate Street</text:p>
          </table:table-cell>
          <table:table-cell/>
          <table:table-cell office:value-type="string" calcext:value-type="string">
            <text:p>Geelong East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1B TATE STREET</text:p>
          </table:table-cell>
          <table:table-cell/>
          <table:table-cell office:value-type="string" calcext:value-type="string">
            <text:p>GEELONG EAST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21 278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79195" calcext:value-type="float">
            <text:p>144.379195</text:p>
          </table:table-cell>
          <table:table-cell office:value-type="float" office:value="-38.166053" calcext:value-type="float">
            <text:p>-38.16605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Rosly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83 Roslyn Road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83 Roslyn Road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353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9816" calcext:value-type="float">
            <text:p>144.329816</text:p>
          </table:table-cell>
          <table:table-cell office:value-type="float" office:value="-38.174006" calcext:value-type="float">
            <text:p>-38.17400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Herne Hill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-24 Gwynne Street</text:p>
          </table:table-cell>
          <table:table-cell/>
          <table:table-cell office:value-type="string" calcext:value-type="string">
            <text:p>Hamlyn Heights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2-24 Gwynne Street</text:p>
          </table:table-cell>
          <table:table-cell/>
          <table:table-cell office:value-type="string" calcext:value-type="string">
            <text:p>HAMLYN HEIGHTS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4117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2449" calcext:value-type="float">
            <text:p>144.332449</text:p>
          </table:table-cell>
          <table:table-cell office:value-type="float" office:value="-38.12936" calcext:value-type="float">
            <text:p>-38.1293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Obero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8 Dorothy Avenue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28 Dorothy Avenue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161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199" calcext:value-type="float">
            <text:p>144.34199</text:p>
          </table:table-cell>
          <table:table-cell office:value-type="float" office:value="-38.179439" calcext:value-type="float">
            <text:p>-38.179439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Nelson Park Schoo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bau Avenue</text:p>
          </table:table-cell>
          <table:table-cell/>
          <table:table-cell office:value-type="string" calcext:value-type="string">
            <text:p>Bell Park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L P O Box 5295</text:p>
          </table:table-cell>
          <table:table-cell/>
          <table:table-cell office:value-type="string" calcext:value-type="string">
            <text:p>NORTH GEELONG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362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7703" calcext:value-type="float">
            <text:p>144.337703</text:p>
          </table:table-cell>
          <table:table-cell office:value-type="float" office:value="-38.114241" calcext:value-type="float">
            <text:p>-38.11424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Hamlyn Bank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-24 Chaucer Street</text:p>
          </table:table-cell>
          <table:table-cell/>
          <table:table-cell office:value-type="string" calcext:value-type="string">
            <text:p>Hamlyn Heights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2-24 Chaucer Street</text:p>
          </table:table-cell>
          <table:table-cell/>
          <table:table-cell office:value-type="string" calcext:value-type="string">
            <text:p>HAMLYN HEIGHTS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31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71" calcext:value-type="float">
            <text:p>144.3271</text:p>
          </table:table-cell>
          <table:table-cell office:value-type="float" office:value="-38.11776" calcext:value-type="float">
            <text:p>-38.1177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Rollin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0-76 Wolseley Grove</text:p>
          </table:table-cell>
          <table:table-cell/>
          <table:table-cell office:value-type="string" calcext:value-type="string">
            <text:p>Bell Post Hill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50-76 Wolseley Grove</text:p>
          </table:table-cell>
          <table:table-cell/>
          <table:table-cell office:value-type="string" calcext:value-type="string">
            <text:p>Bell Post Hill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302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6464" calcext:value-type="float">
            <text:p>144.326464</text:p>
          </table:table-cell>
          <table:table-cell office:value-type="float" office:value="-38.10121" calcext:value-type="float">
            <text:p>-38.1012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873" calcext:value-type="float">
            <text:p>4873</text:p>
          </table:table-cell>
          <table:table-cell office:value-type="string" calcext:value-type="string">
            <text:p>Bellair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9-71 Larcombe Street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P O Box 6092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520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19773" calcext:value-type="float">
            <text:p>144.319773</text:p>
          </table:table-cell>
          <table:table-cell office:value-type="float" office:value="-38.179586" calcext:value-type="float">
            <text:p>-38.17958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Lara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20 Flinders Avenue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P O Box 42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03 5282 1427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410543" calcext:value-type="float">
            <text:p>144.410543</text:p>
          </table:table-cell>
          <table:table-cell office:value-type="float" office:value="-38.015915" calcext:value-type="float">
            <text:p>-38.01591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Fyans Park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7 Cook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37 Cook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1 377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6861" calcext:value-type="float">
            <text:p>144.326861</text:p>
          </table:table-cell>
          <table:table-cell office:value-type="float" office:value="-38.153799" calcext:value-type="float">
            <text:p>-38.153799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Bell Park North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6-26 Barton Street</text:p>
          </table:table-cell>
          <table:table-cell/>
          <table:table-cell office:value-type="string" calcext:value-type="string">
            <text:p>Bell Park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P O Box 244</text:p>
          </table:table-cell>
          <table:table-cell/>
          <table:table-cell office:value-type="string" calcext:value-type="string">
            <text:p>GEELONG NORTH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354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6022" calcext:value-type="float">
            <text:p>144.336022</text:p>
          </table:table-cell>
          <table:table-cell office:value-type="float" office:value="-38.105894" calcext:value-type="float">
            <text:p>-38.105894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972" calcext:value-type="float">
            <text:p>4972</text:p>
          </table:table-cell>
          <table:table-cell office:value-type="string" calcext:value-type="string">
            <text:p>Montpellier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1-31 Lambhill Crescent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21-31 Lambhill Crescent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252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16119" calcext:value-type="float">
            <text:p>144.316119</text:p>
          </table:table-cell>
          <table:table-cell office:value-type="float" office:value="-38.166268" calcext:value-type="float">
            <text:p>-38.166268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Wangala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45a Kidman Avenue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P O Box 7022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2997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9856" calcext:value-type="float">
            <text:p>144.339856</text:p>
          </table:table-cell>
          <table:table-cell office:value-type="float" office:value="-38.185711" calcext:value-type="float">
            <text:p>-38.18571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Grovedale West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5 Heyers Road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85 Heyers Road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1 477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8948" calcext:value-type="float">
            <text:p>144.328948</text:p>
          </table:table-cell>
          <table:table-cell office:value-type="float" office:value="-38.208278" calcext:value-type="float">
            <text:p>-38.208278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Whittington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-11 Worden Court</text:p>
          </table:table-cell>
          <table:table-cell/>
          <table:table-cell office:value-type="string" calcext:value-type="string">
            <text:p>Whittington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1-11 Worden Court</text:p>
          </table:table-cell>
          <table:table-cell/>
          <table:table-cell office:value-type="string" calcext:value-type="string">
            <text:p>WHITTINGTON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48 179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5007" calcext:value-type="float">
            <text:p>144.395007</text:p>
          </table:table-cell>
          <table:table-cell office:value-type="float" office:value="-38.17815" calcext:value-type="float">
            <text:p>-38.1781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Mandama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 Corang Avenue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0 Corang Avenue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082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7883" calcext:value-type="float">
            <text:p>144.327883</text:p>
          </table:table-cell>
          <table:table-cell office:value-type="float" office:value="-38.200395" calcext:value-type="float">
            <text:p>-38.20039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Clifton Springs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4 -146 Jetty Road</text:p>
          </table:table-cell>
          <table:table-cell/>
          <table:table-cell office:value-type="string" calcext:value-type="string">
            <text:p>Clifton Springs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P O Box 276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03 5251 358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53141" calcext:value-type="float">
            <text:p>144.553141</text:p>
          </table:table-cell>
          <table:table-cell office:value-type="float" office:value="-38.165658" calcext:value-type="float">
            <text:p>-38.165658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Surfside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1-65 John Dory Drive</text:p>
          </table:table-cell>
          <table:table-cell/>
          <table:table-cell office:value-type="string" calcext:value-type="string">
            <text:p>Ocean Grove</text:p>
          </table:table-cell>
          <table:table-cell office:value-type="string" calcext:value-type="string">
            <text:p>VIC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P O Box 749</text:p>
          </table:table-cell>
          <table:table-cell/>
          <table:table-cell office:value-type="string" calcext:value-type="string">
            <text:p>OCEAN GROVE</text:p>
          </table:table-cell>
          <table:table-cell office:value-type="string" calcext:value-type="string">
            <text:p>VIC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03 5256 141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41661" calcext:value-type="float">
            <text:p>144.541661</text:p>
          </table:table-cell>
          <table:table-cell office:value-type="float" office:value="-38.261449" calcext:value-type="float">
            <text:p>-38.261449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Barwon Valley Schoo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76 - 94 Laura Avenue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P O Box 502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181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804" calcext:value-type="float">
            <text:p>144.32804</text:p>
          </table:table-cell>
          <table:table-cell office:value-type="float" office:value="-38.178775" calcext:value-type="float">
            <text:p>-38.17877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Mount Duneed Regional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0-100 Williams Road</text:p>
          </table:table-cell>
          <table:table-cell/>
          <table:table-cell office:value-type="string" calcext:value-type="string">
            <text:p>Mount Duneed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90 - 100 Williams Road</text:p>
          </table:table-cell>
          <table:table-cell/>
          <table:table-cell office:value-type="string" calcext:value-type="string">
            <text:p>MOUNT DUNEED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03 5264 123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19678" calcext:value-type="float">
            <text:p>144.319678</text:p>
          </table:table-cell>
          <table:table-cell office:value-type="float" office:value="-38.241244" calcext:value-type="float">
            <text:p>-38.241244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Newcomb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7 - 25 Richard Street</text:p>
          </table:table-cell>
          <table:table-cell/>
          <table:table-cell office:value-type="string" calcext:value-type="string">
            <text:p>Newcomb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7 - 25 Richard Street</text:p>
          </table:table-cell>
          <table:table-cell/>
          <table:table-cell office:value-type="string" calcext:value-type="string">
            <text:p>NEWCOMB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48 4176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4953" calcext:value-type="float">
            <text:p>144.394953</text:p>
          </table:table-cell>
          <table:table-cell office:value-type="float" office:value="-38.165163" calcext:value-type="float">
            <text:p>-38.16516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Armstrong Creek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0 Central Boulevard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100 Central Boulevard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03 5218 51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67311" calcext:value-type="float">
            <text:p>144.367311</text:p>
          </table:table-cell>
          <table:table-cell office:value-type="float" office:value="-38.232614" calcext:value-type="float">
            <text:p>-38.232614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565" calcext:value-type="float">
            <text:p>5565</text:p>
          </table:table-cell>
          <table:table-cell office:value-type="string" calcext:value-type="string">
            <text:p>Hamlyn Views Schoo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45 Calvert St</text:p>
          </table:table-cell>
          <table:table-cell/>
          <table:table-cell office:value-type="string" calcext:value-type="string">
            <text:p>Hamlyn Heights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P O Box 6042</text:p>
          </table:table-cell>
          <table:table-cell/>
          <table:table-cell office:value-type="string" calcext:value-type="string">
            <text:p>Geelong West</text:p>
          </table:table-cell>
          <table:table-cell office:value-type="string" calcext:value-type="string">
            <text:p>VIC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03 5215 57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2374" calcext:value-type="float">
            <text:p>144.332374</text:p>
          </table:table-cell>
          <table:table-cell office:value-type="float" office:value="-38.125275" calcext:value-type="float">
            <text:p>-38.12527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Mirripoa Primary Schoo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0 Unity Drive</text:p>
          </table:table-cell>
          <table:table-cell/>
          <table:table-cell office:value-type="string" calcext:value-type="string">
            <text:p>Mount Duneed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80 Unity Drive</text:p>
          </table:table-cell>
          <table:table-cell/>
          <table:table-cell office:value-type="string" calcext:value-type="string">
            <text:p>Mount Duneed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03 5264 20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8478" calcext:value-type="float">
            <text:p>144.328478</text:p>
          </table:table-cell>
          <table:table-cell office:value-type="float" office:value="-38.224923" calcext:value-type="float">
            <text:p>-38.22492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Grovedale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9 Wingarra Drive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9 Wingarra Drive</text:p>
          </table:table-cell>
          <table:table-cell/>
          <table:table-cell office:value-type="string" calcext:value-type="string">
            <text:p>GROVEDALE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5 454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7441" calcext:value-type="float">
            <text:p>144.327441</text:p>
          </table:table-cell>
          <table:table-cell office:value-type="float" office:value="-38.210399" calcext:value-type="float">
            <text:p>-38.210399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7585" calcext:value-type="float">
            <text:p>7585</text:p>
          </table:table-cell>
          <table:table-cell office:value-type="string" calcext:value-type="string">
            <text:p>Belmont High Schoo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2-36 Rotherham Street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2-36 Rotherham Street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5355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0562" calcext:value-type="float">
            <text:p>144.330562</text:p>
          </table:table-cell>
          <table:table-cell office:value-type="float" office:value="-38.175654" calcext:value-type="float">
            <text:p>-38.175654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7855" calcext:value-type="float">
            <text:p>7855</text:p>
          </table:table-cell>
          <table:table-cell office:value-type="string" calcext:value-type="string">
            <text:p>Geelong High Schoo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85 Ryrie Street</text:p>
          </table:table-cell>
          <table:table-cell/>
          <table:table-cell office:value-type="string" calcext:value-type="string">
            <text:p>East Geelong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385 Ryrie Street</text:p>
          </table:table-cell>
          <table:table-cell/>
          <table:table-cell office:value-type="string" calcext:value-type="string">
            <text:p>EAST GEELONG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25 41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73726" calcext:value-type="float">
            <text:p>144.373726</text:p>
          </table:table-cell>
          <table:table-cell office:value-type="float" office:value="-38.153026" calcext:value-type="float">
            <text:p>-38.15302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7856" calcext:value-type="float">
            <text:p>7856</text:p>
          </table:table-cell>
          <table:table-cell office:value-type="string" calcext:value-type="string">
            <text:p>North Geelong Secondary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6-132 Separation Street</text:p>
          </table:table-cell>
          <table:table-cell/>
          <table:table-cell office:value-type="string" calcext:value-type="string">
            <text:p>North Geelong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86 - 132 <text:s/>Separation St</text:p>
          </table:table-cell>
          <table:table-cell/>
          <table:table-cell office:value-type="string" calcext:value-type="string">
            <text:p>NORTH GEELONG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40 58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0792" calcext:value-type="float">
            <text:p>144.340792</text:p>
          </table:table-cell>
          <table:table-cell office:value-type="float" office:value="-38.109956" calcext:value-type="float">
            <text:p>-38.10995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Matthew Flinders Girls Secondary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 Little Ryrie Street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 O Box 1285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4243 05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53208" calcext:value-type="float">
            <text:p>144.353208</text:p>
          </table:table-cell>
          <table:table-cell office:value-type="float" office:value="-38.149587" calcext:value-type="float">
            <text:p>-38.149587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Newcomb Secondary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81 - 85 Bellarine Highway</text:p>
          </table:table-cell>
          <table:table-cell/>
          <table:table-cell office:value-type="string" calcext:value-type="string">
            <text:p>Newcomb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81 - 85 Bellarine Highway</text:p>
          </table:table-cell>
          <table:table-cell/>
          <table:table-cell office:value-type="string" calcext:value-type="string">
            <text:p>NEWCOMB</text:p>
          </table:table-cell>
          <table:table-cell office:value-type="string" calcext:value-type="string">
            <text:p>VIC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03 5248 14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5201" calcext:value-type="float">
            <text:p>144.395201</text:p>
          </table:table-cell>
          <table:table-cell office:value-type="float" office:value="-38.171133" calcext:value-type="float">
            <text:p>-38.171133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Oberon High School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63 Batten Road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12 PICKETT CRESCENT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3 444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64137" calcext:value-type="float">
            <text:p>144.364137</text:p>
          </table:table-cell>
          <table:table-cell office:value-type="float" office:value="-38.231762" calcext:value-type="float">
            <text:p>-38.231762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Bellarine Secondary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eninsula Drive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P O Box 628</text:p>
          </table:table-cell>
          <table:table-cell/>
          <table:table-cell office:value-type="string" calcext:value-type="string">
            <text:p>DRYSDALE</text:p>
          </table:table-cell>
          <table:table-cell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03 5251 90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557527" calcext:value-type="float">
            <text:p>144.557527</text:p>
          </table:table-cell>
          <table:table-cell office:value-type="float" office:value="-38.190662" calcext:value-type="float">
            <text:p>-38.190662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779" calcext:value-type="float">
            <text:p>8779</text:p>
          </table:table-cell>
          <table:table-cell office:value-type="string" calcext:value-type="string">
            <text:p>Geelong English Language School (interim name)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2 Pickett Crescent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2 Pickett Crescent</text:p>
          </table:table-cell>
          <table:table-cell/>
          <table:table-cell office:value-type="string" calcext:value-type="string">
            <text:p>Belmont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428 444 933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986" calcext:value-type="float">
            <text:p>144.33986</text:p>
          </table:table-cell>
          <table:table-cell office:value-type="float" office:value="-38.18571" calcext:value-type="float">
            <text:p>-38.1857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Western Heights Secondary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7-61 Vines Road</text:p>
          </table:table-cell>
          <table:table-cell/>
          <table:table-cell office:value-type="string" calcext:value-type="string">
            <text:p>Hamlyn Heights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P O Box 784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77 1177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8058" calcext:value-type="float">
            <text:p>144.328058</text:p>
          </table:table-cell>
          <table:table-cell office:value-type="float" office:value="-38.12391" calcext:value-type="float">
            <text:p>-38.1239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Lara Secondary College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4 Alkara Avenue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P O Box 387</text:p>
          </table:table-cell>
          <table:table-cell/>
          <table:table-cell office:value-type="string" calcext:value-type="string">
            <text:p>LARA</text:p>
          </table:table-cell>
          <table:table-cell office:value-type="string" calcext:value-type="string">
            <text:p>VIC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03 5282 898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41157" calcext:value-type="float">
            <text:p>144.41157</text:p>
          </table:table-cell>
          <table:table-cell office:value-type="float" office:value="-38.018176" calcext:value-type="float">
            <text:p>-38.01817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8901" calcext:value-type="float">
            <text:p>8901</text:p>
          </table:table-cell>
          <table:table-cell office:value-type="string" calcext:value-type="string">
            <text:p>Northern Bay P-12 College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-25 Goldsworthy Road</text:p>
          </table:table-cell>
          <table:table-cell/>
          <table:table-cell office:value-type="string" calcext:value-type="string">
            <text:p>Corio</text:p>
          </table:table-cell>
          <table:table-cell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P O Box 126</text:p>
          </table:table-cell>
          <table:table-cell/>
          <table:table-cell office:value-type="string" calcext:value-type="string">
            <text:p>CORIO</text:p>
          </table:table-cell>
          <table:table-cell office:value-type="string" calcext:value-type="string">
            <text:p>VIC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03 5224 97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55709" calcext:value-type="float">
            <text:p>144.355709</text:p>
          </table:table-cell>
          <table:table-cell office:value-type="float" office:value="-38.078406" calcext:value-type="float">
            <text:p>-38.078406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eelong Grammar School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0 Biddlecombe Avenue</text:p>
          </table:table-cell>
          <table:table-cell/>
          <table:table-cell office:value-type="string" calcext:value-type="string">
            <text:p>CORIO</text:p>
          </table:table-cell>
          <table:table-cell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50 Biddlecombe Avenue</text:p>
          </table:table-cell>
          <table:table-cell/>
          <table:table-cell office:value-type="string" calcext:value-type="string">
            <text:p>CORIO</text:p>
          </table:table-cell>
          <table:table-cell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03 5273 9200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99071" calcext:value-type="float">
            <text:p>144.399071</text:p>
          </table:table-cell>
          <table:table-cell office:value-type="float" office:value="-38.068817" calcext:value-type="float">
            <text:p>-38.068817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he Geelong College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albot Street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O Box 5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26 3111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400898" calcext:value-type="float">
            <text:p>144.3400898</text:p>
          </table:table-cell>
          <table:table-cell office:value-type="float" office:value="-38.15241839" calcext:value-type="float">
            <text:p>-38.15241839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Covenant College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5 Creamery Road</text:p>
          </table:table-cell>
          <table:table-cell/>
          <table:table-cell office:value-type="string" calcext:value-type="string">
            <text:p>BELL POST HILL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Creamery Road Mail Centre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03 5278 5122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17997" calcext:value-type="float">
            <text:p>144.317997</text:p>
          </table:table-cell>
          <table:table-cell office:value-type="float" office:value="-38.09719" calcext:value-type="float">
            <text:p>-38.09719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Christian College Geelong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8 Burdekin Road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8 Burdekin Road</text:p>
          </table:table-cell>
          <table:table-cell/>
          <table:table-cell office:value-type="string" calcext:value-type="string">
            <text:p>HIGHTON</text:p>
          </table:table-cell>
          <table:table-cell office:value-type="string" calcext:value-type="string">
            <text:p>VIC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3 5241 1899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13073" calcext:value-type="float">
            <text:p>144.313073</text:p>
          </table:table-cell>
          <table:table-cell office:value-type="float" office:value="-38.185241" calcext:value-type="float">
            <text:p>-38.185241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Kardinia International College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9-31 Kardinia Drive</text:p>
          </table:table-cell>
          <table:table-cell/>
          <table:table-cell office:value-type="string" calcext:value-type="string">
            <text:p>BELL POST HILL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PO Box 17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03 5278 9999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27997" calcext:value-type="float">
            <text:p>144.327997</text:p>
          </table:table-cell>
          <table:table-cell office:value-type="float" office:value="-38.109881" calcext:value-type="float">
            <text:p>-38.109881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eelong Baptist College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90 Anakie Road</text:p>
          </table:table-cell>
          <table:table-cell/>
          <table:table-cell office:value-type="string" calcext:value-type="string">
            <text:p>LOVELY BANKS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590 Anakie Road</text:p>
          </table:table-cell>
          <table:table-cell/>
          <table:table-cell office:value-type="string" calcext:value-type="string">
            <text:p>LOVELY BANKS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03 5276 1674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0286" calcext:value-type="float">
            <text:p>144.330286</text:p>
          </table:table-cell>
          <table:table-cell office:value-type="float" office:value="-38.067137" calcext:value-type="float">
            <text:p>-38.067137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Geelong Lutheran College</text:p>
          </table:table-cell>
          <table:table-cell office:value-type="string" calcext:value-type="string">
            <text:p>Pri/Se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 - 38 Burvilles Road</text:p>
          </table:table-cell>
          <table:table-cell/>
          <table:table-cell office:value-type="string" calcext:value-type="string">
            <text:p>ARMSTRONG CREEK</text:p>
          </table:table-cell>
          <table:table-cell office:value-type="string" calcext:value-type="string">
            <text:p>VIC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PO Box 1741</text:p>
          </table:table-cell>
          <table:table-cell/>
          <table:table-cell office:value-type="string" calcext:value-type="string">
            <text:p>GEELONG</text:p>
          </table:table-cell>
          <table:table-cell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03 5264 1038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337067" calcext:value-type="float">
            <text:p>144.337067</text:p>
          </table:table-cell>
          <table:table-cell office:value-type="float" office:value="-38.230458" calcext:value-type="float">
            <text:p>-38.230458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2" calcext:value-type="float">
            <text:p>2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Woodline Primary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405 Barrabool Road</text:p>
          </table:table-cell>
          <table:table-cell/>
          <table:table-cell office:value-type="string" calcext:value-type="string">
            <text:p>CERES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405 Barrabool Road</text:p>
          </table:table-cell>
          <table:table-cell/>
          <table:table-cell office:value-type="string" calcext:value-type="string">
            <text:p>CERES</text:p>
          </table:table-cell>
          <table:table-cell office:value-type="string" calcext:value-type="string">
            <text:p>VIC</text:p>
          </table:table-cell>
          <table:table-cell office:value-type="float" office:value="3221" calcext:value-type="float">
            <text:p>3221</text:p>
          </table:table-cell>
          <table:table-cell table:style-name="ce1" office:value-type="string" calcext:value-type="string">
            <text:p>03-</text:p>
          </table:table-cell>
          <table:table-cell office:value-type="string" calcext:value-type="string">
            <text:p>SOUTH-WESTERN VICTORIA</text:p>
          </table:table-cell>
          <table:table-cell office:value-type="string" calcext:value-type="string">
            <text:p>Barw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reater Geelong (C)</text:p>
          </table:table-cell>
          <table:table-cell office:value-type="string" calcext:value-type="string">
            <text:p>Non Metro</text:p>
          </table:table-cell>
          <table:table-cell office:value-type="float" office:value="144.285354" calcext:value-type="float">
            <text:p>144.285354</text:p>
          </table:table-cell>
          <table:table-cell office:value-type="float" office:value="-38.171776" calcext:value-type="float">
            <text:p>-38.171776</text:p>
          </table:table-cell>
        </table:table-row>
      </table:table>
      <table:named-expressions/>
      <table:database-ranges>
        <table:database-range table:name="__Anonymous_Sheet_DB__0" table:target-range-address="'dv402-SchoolLocations2025'.A1:'dv402-SchoolLocations2025'.X8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30T18:08:06.755715000</dc:date>
    <meta:editing-duration>PT2M48S</meta:editing-duration>
    <meta:editing-cycles>1</meta:editing-cycles>
    <meta:document-statistic meta:table-count="1" meta:cell-count="1894" meta:object-count="0"/>
    <meta:generator>LibreOffice/25.8.1.1$MacOSX_AARCH64 LibreOffice_project/54047653041915e595ad4e45cccea684809c77b5</meta:generator>
  </office:meta>
</office:document-meta>
</file>